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4f8" officeooo:paragraph-rsid="0015f4f8"/>
    </style:style>
    <style:style style:name="P2" style:family="paragraph" style:parent-style-name="Standard">
      <style:text-properties officeooo:rsid="0015f4f8" officeooo:paragraph-rsid="001730ca"/>
    </style:style>
    <style:style style:name="P3" style:family="paragraph" style:parent-style-name="Standard">
      <style:text-properties officeooo:rsid="0015f4f8" officeooo:paragraph-rsid="0018d5c8"/>
    </style:style>
    <style:style style:name="P4" style:family="paragraph" style:parent-style-name="Standard">
      <style:text-properties officeooo:rsid="0015f4f8" officeooo:paragraph-rsid="001accc2"/>
    </style:style>
    <style:style style:name="P5" style:family="paragraph" style:parent-style-name="Standard">
      <style:text-properties officeooo:rsid="0018d5c8" officeooo:paragraph-rsid="001a7db7"/>
    </style:style>
    <style:style style:name="P6" style:family="paragraph" style:parent-style-name="Standard">
      <style:text-properties fo:color="#ff0000" fo:font-weight="bold" officeooo:rsid="001accc2" officeooo:paragraph-rsid="001accc2" style:font-weight-asian="bold" style:font-weight-complex="bold"/>
    </style:style>
    <style:style style:name="P7" style:family="paragraph" style:parent-style-name="Standard">
      <style:text-properties fo:font-weight="bold" officeooo:rsid="001accc2" officeooo:paragraph-rsid="001accc2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26pt" officeooo:rsid="0015f4f8" officeooo:paragraph-rsid="001c6a1a" style:font-size-asian="26pt" style:font-size-complex="26pt"/>
    </style:style>
    <style:style style:name="P10" style:family="paragraph" style:parent-style-name="Standard">
      <style:text-properties fo:color="#000000" fo:font-weight="bold" officeooo:rsid="001accc2" officeooo:paragraph-rsid="001accc2" style:font-weight-asian="bold" style:font-weight-complex="bold"/>
    </style:style>
    <style:style style:name="P11" style:family="paragraph" style:parent-style-name="Standard">
      <style:text-properties fo:color="#000000" officeooo:rsid="001accc2" officeooo:paragraph-rsid="001accc2"/>
    </style:style>
    <style:style style:name="P12" style:family="paragraph" style:parent-style-name="Standard">
      <style:text-properties fo:color="#00ff00" officeooo:rsid="0015f4f8" officeooo:paragraph-rsid="0015f4f8"/>
    </style:style>
    <style:style style:name="P13" style:family="paragraph" style:parent-style-name="Standard">
      <style:text-properties fo:color="#00ff00" officeooo:rsid="001730ca" officeooo:paragraph-rsid="0015f4f8"/>
    </style:style>
    <style:style style:name="P14" style:family="paragraph" style:parent-style-name="Standard">
      <style:text-properties fo:color="#00ff00" officeooo:rsid="001730ca" officeooo:paragraph-rsid="0018d5c8"/>
    </style:style>
    <style:style style:name="P15" style:family="paragraph" style:parent-style-name="Standard">
      <style:text-properties fo:color="#ff7f00" officeooo:rsid="0015f4f8" officeooo:paragraph-rsid="0015f4f8"/>
    </style:style>
    <style:style style:name="P16" style:family="paragraph" style:parent-style-name="Standard">
      <style:text-properties officeooo:rsid="001730ca" officeooo:paragraph-rsid="001730ca"/>
    </style:style>
    <style:style style:name="P17" style:family="paragraph" style:parent-style-name="Standard">
      <style:text-properties officeooo:rsid="001a7db7" officeooo:paragraph-rsid="001a7db7"/>
    </style:style>
    <style:style style:name="P18" style:family="paragraph" style:parent-style-name="Standard">
      <style:text-properties officeooo:rsid="0015f4f8" officeooo:paragraph-rsid="001a7db7"/>
    </style:style>
    <style:style style:name="P19" style:family="paragraph" style:parent-style-name="Standard">
      <style:text-properties officeooo:rsid="0015f4f8" officeooo:paragraph-rsid="001c6a1a"/>
    </style:style>
    <style:style style:name="P20" style:family="paragraph" style:parent-style-name="Standard">
      <style:paragraph-properties fo:text-align="start" style:justify-single-word="false"/>
      <style:text-properties fo:color="#800000" officeooo:rsid="000b4119" officeooo:paragraph-rsid="001d8ee8"/>
    </style:style>
    <style:style style:name="P21" style:family="paragraph" style:parent-style-name="Standard">
      <style:text-properties fo:color="#800000" officeooo:rsid="001d8ee8" officeooo:paragraph-rsid="001d8ee8"/>
    </style:style>
    <style:style style:name="P22" style:family="paragraph" style:parent-style-name="Text_20_body">
      <style:text-properties fo:color="#0000ff" officeooo:rsid="001c82a3"/>
    </style:style>
    <style:style style:name="P23" style:family="paragraph" style:parent-style-name="Heading_20_1">
      <style:text-properties officeooo:paragraph-rsid="001a7db7"/>
    </style:style>
    <style:style style:name="T1" style:family="text">
      <style:text-properties officeooo:rsid="001730ca"/>
    </style:style>
    <style:style style:name="T2" style:family="text">
      <style:text-properties officeooo:rsid="0018d5c8"/>
    </style:style>
    <style:style style:name="T3" style:family="text">
      <style:text-properties fo:color="#666666"/>
    </style:style>
    <style:style style:name="T4" style:family="text">
      <style:text-properties fo:color="#ff7f00"/>
    </style:style>
    <style:style style:name="T5" style:family="text">
      <style:text-properties fo:color="#00ff00"/>
    </style:style>
    <style:style style:name="T6" style:family="text">
      <style:text-properties fo:color="#00ff00" officeooo:rsid="001730ca"/>
    </style:style>
    <style:style style:name="T7" style:family="text">
      <style:text-properties fo:color="#808080"/>
    </style:style>
    <style:style style:name="T8" style:family="text">
      <style:text-properties fo:color="#ff0000"/>
    </style:style>
    <style:style style:name="T9" style:family="text">
      <style:text-properties fo:color="#ff0000" officeooo:rsid="0018d5c8"/>
    </style:style>
    <style:style style:name="T10" style:family="text">
      <style:text-properties fo:color="#0000ff"/>
    </style:style>
    <style:style style:name="T11" style:family="text">
      <style:text-properties fo:color="#0000ff" officeooo:rsid="0018d5c8"/>
    </style:style>
    <style:style style:name="T12" style:family="text">
      <style:text-properties fo:color="#0000ff" officeooo:rsid="001accc2"/>
    </style:style>
    <style:style style:name="T13" style:family="text">
      <style:text-properties fo:color="#0000ff" officeooo:rsid="001c6a1a"/>
    </style:style>
    <style:style style:name="T14" style:family="text">
      <style:text-properties fo:color="#0000ff" officeooo:rsid="001c82a3"/>
    </style:style>
    <style:style style:name="T15" style:family="text">
      <style:text-properties fo:color="#000000"/>
    </style:style>
    <style:style style:name="T16" style:family="text">
      <style:text-properties fo:color="#000000" officeooo:rsid="001accc2"/>
    </style:style>
    <style:style style:name="T17" style:family="text">
      <style:text-properties officeooo:rsid="001a7db7"/>
    </style:style>
    <style:style style:name="T18" style:family="text">
      <style:text-properties officeooo:rsid="001accc2"/>
    </style:style>
    <style:style style:name="T19" style:family="text">
      <style:text-properties style:font-name="DejaVu Sans Light" fo:font-style="italic" officeooo:rsid="001c6a1a" style:font-style-asian="italic" style:font-style-complex="italic"/>
    </style:style>
    <style:style style:name="T20" style:family="text">
      <style:text-properties officeooo:rsid="000eb84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9">Rédacteur : Sabrina et Nathaniel</text:span><text:tab/><text:tab/></text:p>
      <text:p text:style-name="P19"/>
      <text:p text:style-name="P21">Sabrina =&gt; Alexis ; Nathaniel =&gt; Thomas</text:p>
      <text:p text:style-name="P9"><text:tab/><text:tab/><text:tab/><text:tab/><text:tab/>Index.html 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214_1588768218" text:style-name="Index_20_Link" text:visited-style-name="Index_20_Link">-0) Header menu navbar<text:tab/>1</text:a></text:p>
          <text:p text:style-name="P8"><text:a xlink:type="simple" xlink:href="#__RefHeading___Toc216_1588768218" text:style-name="Index_20_Link" text:visited-style-name="Index_20_Link">-1)Nom de l’entreprise<text:tab/>1</text:a></text:p>
          <text:p text:style-name="P8"><text:a xlink:type="simple" xlink:href="#__RefHeading___Toc218_1588768218" text:style-name="Index_20_Link" text:visited-style-name="Index_20_Link">-2)Image / caroussel<text:tab/>1</text:a></text:p>
          <text:p text:style-name="P8"><text:a xlink:type="simple" xlink:href="#__RefHeading___Toc220_1588768218" text:style-name="Index_20_Link" text:visited-style-name="Index_20_Link">-3)Description de l’entreprise<text:tab/>1</text:a></text:p>
          <text:p text:style-name="P8"><text:a xlink:type="simple" xlink:href="#__RefHeading___Toc222_1588768218" text:style-name="Index_20_Link" text:visited-style-name="Index_20_Link">-4)Dernières destinations<text:tab/>2</text:a></text:p>
          <text:p text:style-name="P8"><text:a xlink:type="simple" xlink:href="#__RefHeading___Toc224_1588768218" text:style-name="Index_20_Link" text:visited-style-name="Index_20_Link">-5)Engagement qualité<text:tab/>2</text:a></text:p>
          <text:p text:style-name="P8"><text:a xlink:type="simple" xlink:href="#__RefHeading___Toc226_1588768218" text:style-name="Index_20_Link" text:visited-style-name="Index_20_Link">-6)Google Maps<text:tab/>2</text:a></text:p>
          <text:p text:style-name="P8"><text:a xlink:type="simple" xlink:href="#__RefHeading___Toc228_1588768218" text:style-name="Index_20_Link" text:visited-style-name="Index_20_Link">-0)Footer<text:tab/>2</text:a></text:p>
        </text:index-body>
      </text:table-of-content>
      <text:p text:style-name="P1"/>
      <text:p text:style-name="P7">Légende :</text:p>
      <text:p text:style-name="P7"/>
      <text:p text:style-name="P6">H = heure</text:p>
      <text:p text:style-name="P6"/>
      <text:p text:style-name="P6"><text:span text:style-name="T7">Gris </text:span>, <text:span text:style-name="T5">Vert</text:span> , <text:span text:style-name="T4">Orange : </text:span><text:span text:style-name="T15">background</text:span></text:p>
      <text:p text:style-name="P10"/>
      <text:p text:style-name="P10">XS : format smartphone </text:p>
      <text:p text:style-name="P10"/>
      <text:p text:style-name="P10">SM (Portrait) : format tablette portrait</text:p>
      <text:p text:style-name="P10"/>
      <text:p text:style-name="P10">SM (Paysage) : format tablette paysage</text:p>
      <text:p text:style-name="P11"/>
      <text:h text:style-name="P23" text:outline-level="1"><text:bookmark-start text:name="__RefHeading___Toc214_1588768218"/>-<text:span text:style-name="T18">0) </text:span><text:span text:style-name="T10">Header menu navbar</text:span><text:bookmark-end text:name="__RefHeading___Toc214_1588768218"/></text:h>
      <text:p text:style-name="P18"><text:span text:style-name="T10"><text:tab/> </text:span>(Sabrina) <text:span text:style-name="T9">3H</text:span><text:tab/>XS , SM (Portrait) : <text:span text:style-name="T3">Gris</text:span><text:tab/>SM (Paysage) , Desktop : <text:span text:style-name="T4">Orange</text:span></text:p>
      <text:p text:style-name="P18"><text:span text:style-name="T4"/></text:p>
      <text:p text:style-name="P20"><text:tab/>Format portable + tablette(portrait) :</text:p>
      <text:p text:style-name="P20"><text:tab/><text:tab/>-Le menu est contenu dans un hamburger</text:p>
      <text:p text:style-name="P20"><text:tab/><text:tab/>-Reste fixe lors du scrolling</text:p>
      <text:p text:style-name="P20"><text:tab/><text:tab/>-Contient : Login ; Formulaire ; CGV</text:p>
      <text:p text:style-name="P20"/>
      <text:p text:style-name="P20"><text:tab/>Format tablette(paysage) + desktop :</text:p>
      <text:p text:style-name="P20"><text:tab/><text:tab/>-Le menu est sur la gauche <text:span text:style-name="T20">(A voir avec display:none + bootstrap comment faire)</text:span></text:p>
      <text:p text:style-name="P20"><text:tab/><text:tab/>-Reste fixe lors du scrolling</text:p>
      <text:p text:style-name="P20"><text:tab/><text:tab/>-Contient : Login ; Formulaire ; CGV</text:p>
      <text:p text:style-name="P3"><text:s/></text:p>
      <text:p text:style-name="P1"/>
      <text:h text:style-name="Heading_20_1" text:outline-level="1"><text:bookmark-start text:name="__RefHeading___Toc216_1588768218"/>-<text:span text:style-name="T18">1)</text:span><text:span text:style-name="T10">Nom de l’entreprise</text:span><text:bookmark-end text:name="__RefHeading___Toc216_1588768218"/></text:h>
      <text:p text:style-name="Text_20_body"><text:span text:style-name="T10"><text:tab/></text:span><text:span text:style-name="T13">Titre : VERT ORANGÉ en &lt;H1&gt;</text:span></text:p>
      <text:p text:style-name="P4"><text:span text:style-name="T10"><text:tab/></text:span> (Nathaniel) <text:span text:style-name="T9">1H</text:span><text:span text:style-name="T8"><text:tab/></text:span>XS , SM (Portrait) : <text:span text:style-name="T5">Vert</text:span><text:tab/>SM (Paysage) , Desktop : <text:span text:style-name="T5">Vert</text:span></text:p>
      <text:p text:style-name="P12"><text:soft-page-break/></text:p>
      <text:p text:style-name="P1"/>
      <text:h text:style-name="Heading_20_1" text:outline-level="1"><text:bookmark-start text:name="__RefHeading___Toc218_1588768218"/>-<text:span text:style-name="T18">2)</text:span><text:span text:style-name="T10">Image / caroussel</text:span> <text:bookmark-end text:name="__RefHeading___Toc218_1588768218"/></text:h>
      <text:p text:style-name="P4"><text:tab/>(Nathaniel) <text:span text:style-name="T9">3H</text:span><text:tab/>XS : Image<text:tab/>SM (Portrait,Paysage) , Desktop : caroussel </text:p>
      <text:p text:style-name="P1"/>
      <text:p text:style-name="P1"><text:tab/><text:span text:style-name="T1">-→L’image devient un background en desktop et SM (Paysage). </text:span></text:p>
      <text:p text:style-name="P1"><text:s/></text:p>
      <text:h text:style-name="Heading_20_1" text:outline-level="1"><text:bookmark-start text:name="__RefHeading___Toc220_1588768218"/>-<text:span text:style-name="T18">3)</text:span><text:span text:style-name="T10">Description de l’entreprise </text:span><text:bookmark-end text:name="__RefHeading___Toc220_1588768218"/></text:h>
      <text:p text:style-name="Text_20_body"><text:span text:style-name="T10"><text:tab/></text:span><text:span text:style-name="T13">Titre : Notre activité &lt;H2&gt;</text:span></text:p>
      <text:p text:style-name="P4"><text:span text:style-name="T12"><text:tab/></text:span><text:span text:style-name="T16">(</text:span>Sabrina). <text:span text:style-name="T9">1H</text:span><text:tab/>XS , SM (Portrait) SM (Paysage) , Desktop :<text:span text:style-name="T4"> Orange</text:span></text:p>
      <text:p text:style-name="P15"/>
      <text:p text:style-name="P1"/>
      <text:h text:style-name="Heading_20_1" text:outline-level="1"><text:bookmark-start text:name="__RefHeading___Toc222_1588768218"/>-<text:span text:style-name="T18">4)</text:span><text:span text:style-name="T10">Dernière</text:span><text:span text:style-name="T11">s</text:span><text:span text:style-name="T10"> destination</text:span><text:span text:style-name="T11">s</text:span><text:bookmark-end text:name="__RefHeading___Toc222_1588768218"/></text:h>
      <text:p text:style-name="Text_20_body"><text:span text:style-name="T11"><text:tab/></text:span><text:span text:style-name="T14">Titre : Dernières destinations &lt;H2&gt;</text:span></text:p>
      <text:p text:style-name="P22"><text:tab/>sous-titre : &lt;H4&gt;</text:p>
      <text:p text:style-name="P4"><text:span text:style-name="T11"><text:tab/></text:span><text:span text:style-name="T10"> </text:span>(Nathaniel). <text:span text:style-name="T8"><text:tab/></text:span><text:span text:style-name="T9">2H</text:span><text:tab/>XS , SM (Portrait) SM (Paysage) , Desktop : <text:span text:style-name="T5">Vert</text:span></text:p>
      <text:p text:style-name="P1"/>
      <text:p text:style-name="P1"><text:tab/><text:span text:style-name="T1">-→3 div en colonne (XS) , 3 div en ligne (SM,Desktop) .</text:span></text:p>
      <text:p text:style-name="P1"><text:tab/><text:span text:style-name="T2">-→Image sur le coté gauche .</text:span></text:p>
      <text:p text:style-name="P1"/>
      <text:p text:style-name="P1"/>
      <text:h text:style-name="Heading_20_1" text:outline-level="1"><text:bookmark-start text:name="__RefHeading___Toc224_1588768218"/>-<text:span text:style-name="T18">5)</text:span><text:span text:style-name="T10">Engagement</text:span><text:span text:style-name="T14">s</text:span><text:span text:style-name="T10"> qualité </text:span><text:bookmark-end text:name="__RefHeading___Toc224_1588768218"/></text:h>
      <text:p text:style-name="Text_20_body"><text:span text:style-name="T10"><text:tab/>T</text:span><text:span text:style-name="T14">itre : Engagements qualité &lt;H2&gt;</text:span></text:p>
      <text:p text:style-name="P22"><text:tab/>sous-titre : &lt;H4&gt;</text:p>
      <text:p text:style-name="P4"><text:span text:style-name="T10"><text:tab/></text:span>(Sabrina). <text:span text:style-name="T9">2H</text:span><text:tab/>XS , SM (Portrait) SM (Paysage) , Desktop : <text:span text:style-name="T4">Orange</text:span></text:p>
      <text:p text:style-name="P1"/>
      <text:p text:style-name="P2"><text:tab/><text:span text:style-name="T1">-→8div sous la forme de 4div x 2 colonne (XS , SM(Portrait)).</text:span></text:p>
      <text:p text:style-name="P16"><text:tab/>-→8div sous la forme de 4div x 2 ligne (Dekstop , SM(Paysage)).</text:p>
      <text:p text:style-name="P2"><text:tab/><text:span text:style-name="T2">-→Pictogramme en fond pour format XS et en haut a gauche pour le format desktop et SM.</text:span></text:p>
      <text:p text:style-name="P2"/>
      <text:p text:style-name="P1"/>
      <text:h text:style-name="Heading_20_1" text:outline-level="1"><text:bookmark-start text:name="__RefHeading___Toc226_1588768218"/>-<text:span text:style-name="T18">6)</text:span><text:span text:style-name="T10">Google Maps</text:span><text:bookmark-end text:name="__RefHeading___Toc226_1588768218"/></text:h>
      <text:p text:style-name="P4"><text:span text:style-name="T10"><text:tab/> </text:span>(Nathaniel). <text:span text:style-name="T9">1H</text:span></text:p>
      <text:p text:style-name="P1"/>
      <text:p text:style-name="P1"/>
      <text:h text:style-name="Heading_20_1" text:outline-level="1"><text:bookmark-start text:name="__RefHeading___Toc228_1588768218"/>-<text:span text:style-name="T18">0)</text:span><text:span text:style-name="T10">Footer </text:span><text:bookmark-end text:name="__RefHeading___Toc228_1588768218"/></text:h>
      <text:p text:style-name="Text_20_body"><text:span text:style-name="T10"><text:tab/></text:span><text:span text:style-name="T14">Titre : Nous contacter &lt;H2&gt;</text:span></text:p>
      <text:p text:style-name="P4"><text:soft-page-break/><text:span text:style-name="T12"><text:tab/></text:span><text:span text:style-name="T16">(</text:span>Sabrina). <text:span text:style-name="T9">1H</text:span><text:span text:style-name="T8"><text:tab/></text:span>XS , SM (Portrait) : <text:span text:style-name="T7">Gris</text:span><text:tab/>SM (Paysage) , Desktop : <text:span text:style-name="T6">Vert</text:span></text:p>
      <text:p text:style-name="P13"/>
      <text:p text:style-name="P13"/>
      <text:p text:style-name="P14"/>
      <text:p text:style-name="P5">-formulaire.html 1H30 1 Champ mail -- 1 bouton + pour envoyer des copies de message – un champ message <text:span text:style-name="T17">– item pour le contexte(thème) des messages</text:span></text:p>
      <text:p text:style-name="P5"/>
      <text:p text:style-name="P17">-login.html 45min champ identifiant – champ mot de passe – un bouton connection</text:p>
      <text:p text:style-name="P5"/>
      <text:p text:style-name="P17">-cgv.html 45min texte copier</text:p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49:42.158829547</meta:creation-date>
    <dc:date>2017-08-08T08:33:26.933980467</dc:date>
    <meta:editing-duration>PT17M2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3" meta:paragraph-count="62" meta:word-count="377" meta:character-count="2245" meta:non-whitespace-character-count="1863"/>
  </office:meta>
</office:document-meta>
</file>